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cm" draw:transform="skewX (0.00122173047639597) rotate (-2.15652882376419) translate (5.03470697154251cm 7.32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3.109cm" svg:height="4.503cm" svg:x="3.449cm" svg:y="2.122cm" svg:viewBox="0 0 3110 4504" svg:d="M1416 2795c-813 642-993 1102-622 1672 148 196 576-444 537-590-103-250-193-86 305-512 497-426 1467-1150 1474-2083 6-932-479-1354-1367-1272s-1553 672-1741 1025c-39 162 462 512 581 317 410-641 1348-844 1763-302 416 542-118 1102-930 1745z">
          <text:p/>
        </draw:path>
        <draw:path draw:style-name="gr1" draw:text-style-name="P1" draw:layer="layout" svg:width="0.835cm" svg:height="0.55cm" draw:transform="rotate (-2.15705242253979) translate (4.9475025084378cm 6.0668946757292cm)" svg:viewBox="0 0 836 551" svg:d="M434 549c171-16 339-143 390-251 50-108-64-201-193-254-130-52-269-66-432 3-162 69-262 183-153 322 109 138 217 195 388 180z">
          <text:p/>
        </draw:path>
        <draw:path draw:style-name="gr1" draw:text-style-name="P1" draw:layer="layout" svg:width="0.903cm" svg:height="0.661cm" draw:transform="rotate (-2.15757602131539) translate (4.2768244404367cm 3.12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0:15.428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